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cdd20" officeooo:paragraph-rsid="000cdd2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  <style:style style:name="T1" style:family="text">
      <style:text-properties officeooo:rsid="000f2cbd"/>
    </style:style>
    <style:style style:name="T2" style:family="text">
      <style:text-properties officeooo:rsid="000fc7ce"/>
    </style:style>
    <style:style style:name="T3" style:family="text">
      <style:text-properties officeooo:rsid="00121648"/>
    </style:style>
    <style:style style:name="T4" style:family="text">
      <style:text-properties officeooo:rsid="00138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zo</text:p>
      <text:p text:style-name="P1"/>
      <text:p text:style-name="P2">Jueves 14</text:p>
      <text:p text:style-name="P2"/>
      <text:p text:style-name="P2">-<text:tab/>Crear otro repositorio</text:p>
      <text:p text:style-name="P2">-<text:tab/><text:span text:style-name="T1">Probar con un word "varios ingresos"</text:span></text:p>
      <text:p text:style-name="P2">-<text:tab/><text:span text:style-name="T2">Realizar el manual si no esta del repositorio</text:span></text:p>
      <text:p text:style-name="P2">-<text:tab/><text:span text:style-name="T3">Conocer en que difiere con las opciones</text:span></text:p>
      <text:p text:style-name="P2">-<text:tab/><text:span text:style-name="T4">Borrar un repositorio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12:40.662010174</meta:creation-date>
    <dc:date>2024-03-14T11:25:20.163666499</dc:date>
    <meta:editing-duration>PT39M37S</meta:editing-duration>
    <meta:editing-cycles>6</meta:editing-cycles>
    <meta:generator>LibreOffice/24.2.1.2$Linux_X86_64 LibreOffice_project/47cb2a8f5842ca5ed1da82b752a3c58b1b107b25</meta:generator>
    <meta:document-statistic meta:table-count="0" meta:image-count="0" meta:object-count="0" meta:page-count="1" meta:paragraph-count="7" meta:word-count="35" meta:character-count="187" meta:non-whitespace-character-count="159"/>
  </office:meta>
</office:document-meta>
</file>